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101"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1"/>
    <style:style style:name="ce7" style:family="table-cell" style:parent-style-name="Default" style:data-style-name="N11"/>
  </office:automatic-styles>
  <office:body>
    <office:spreadsheet>
      <table:calculation-settings table:automatic-find-labels="false"/>
      <table:table table:name="cabrillo-ft-schedule-17-18" table:style-name="ta1">
        <table:table-column table:style-name="co1" table:default-cell-style-name="Default"/>
        <table:table-column table:style-name="co1" table:number-columns-repeated="6" table:default-cell-style-name="ce3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abrillo FT Salary Schedule 2017-2018</text:p>
          </table:table-cell>
          <table:covered-table-cell table:number-columns-repeated="6" table:style-name="ce2"/>
          <table:table-cell table:style-name="ce2" table:number-columns-repeated="1017"/>
        </table:table-row>
        <table:table-row table:style-name="ro1">
          <table:table-cell office:value-type="string" calcext:value-type="string">
            <text:p>Step↓ / Class→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currency" office:currency="USD" office:value="54397" calcext:value-type="currency">
            <text:p>$54,397</text:p>
          </table:table-cell>
          <table:table-cell office:value-type="currency" office:currency="USD" office:value="56151" calcext:value-type="currency">
            <text:p>$56,151</text:p>
          </table:table-cell>
          <table:table-cell office:value-type="currency" office:currency="USD" office:value="57908" calcext:value-type="currency">
            <text:p>$57,908</text:p>
          </table:table-cell>
          <table:table-cell office:value-type="currency" office:currency="USD" office:value="59670" calcext:value-type="currency">
            <text:p>$59,670</text:p>
          </table:table-cell>
          <table:table-cell office:value-type="currency" office:currency="USD" office:value="61426" calcext:value-type="currency">
            <text:p>$61,426</text:p>
          </table:table-cell>
          <table:table-cell office:value-type="currency" office:currency="USD" office:value="63185" calcext:value-type="currency">
            <text:p>$63,185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USD" office:value="56469" calcext:value-type="currency">
            <text:p>$56,469</text:p>
          </table:table-cell>
          <table:table-cell office:value-type="currency" office:currency="USD" office:value="58207" calcext:value-type="currency">
            <text:p>$58,207</text:p>
          </table:table-cell>
          <table:table-cell office:value-type="currency" office:currency="USD" office:value="59944" calcext:value-type="currency">
            <text:p>$59,944</text:p>
          </table:table-cell>
          <table:table-cell office:value-type="currency" office:currency="USD" office:value="61684" calcext:value-type="currency">
            <text:p>$61,684</text:p>
          </table:table-cell>
          <table:table-cell office:value-type="currency" office:currency="USD" office:value="63424" calcext:value-type="currency">
            <text:p>$63,424</text:p>
          </table:table-cell>
          <table:table-cell office:value-type="currency" office:currency="USD" office:value="65161" calcext:value-type="currency">
            <text:p>$65,161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USD" office:value="59078" calcext:value-type="currency">
            <text:p>$59,078</text:p>
          </table:table-cell>
          <table:table-cell office:value-type="currency" office:currency="USD" office:value="60818" calcext:value-type="currency">
            <text:p>$60,818</text:p>
          </table:table-cell>
          <table:table-cell office:value-type="currency" office:currency="USD" office:value="62557" calcext:value-type="currency">
            <text:p>$62,557</text:p>
          </table:table-cell>
          <table:table-cell office:value-type="currency" office:currency="USD" office:value="64293" calcext:value-type="currency">
            <text:p>$64,293</text:p>
          </table:table-cell>
          <table:table-cell office:value-type="currency" office:currency="USD" office:value="66035" calcext:value-type="currency">
            <text:p>$66,035</text:p>
          </table:table-cell>
          <table:table-cell office:value-type="currency" office:currency="USD" office:value="67773" calcext:value-type="currency">
            <text:p>$67,773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USD" office:value="61690" calcext:value-type="currency">
            <text:p>$61,690</text:p>
          </table:table-cell>
          <table:table-cell office:value-type="currency" office:currency="USD" office:value="63427" calcext:value-type="currency">
            <text:p>$63,427</text:p>
          </table:table-cell>
          <table:table-cell office:value-type="currency" office:currency="USD" office:value="65168" calcext:value-type="currency">
            <text:p>$65,168</text:p>
          </table:table-cell>
          <table:table-cell office:value-type="currency" office:currency="USD" office:value="66906" calcext:value-type="currency">
            <text:p>$66,906</text:p>
          </table:table-cell>
          <table:table-cell office:value-type="currency" office:currency="USD" office:value="68645" calcext:value-type="currency">
            <text:p>$68,645</text:p>
          </table:table-cell>
          <table:table-cell office:value-type="currency" office:currency="USD" office:value="70383" calcext:value-type="currency">
            <text:p>$70,38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USD" office:value="64301" calcext:value-type="currency">
            <text:p>$64,301</text:p>
          </table:table-cell>
          <table:table-cell office:value-type="currency" office:currency="USD" office:value="66039" calcext:value-type="currency">
            <text:p>$66,039</text:p>
          </table:table-cell>
          <table:table-cell office:value-type="currency" office:currency="USD" office:value="67779" calcext:value-type="currency">
            <text:p>$67,779</text:p>
          </table:table-cell>
          <table:table-cell office:value-type="currency" office:currency="USD" office:value="69521" calcext:value-type="currency">
            <text:p>$69,521</text:p>
          </table:table-cell>
          <table:table-cell office:value-type="currency" office:currency="USD" office:value="71259" calcext:value-type="currency">
            <text:p>$71,259</text:p>
          </table:table-cell>
          <table:table-cell office:value-type="currency" office:currency="USD" office:value="72993" calcext:value-type="currency">
            <text:p>$72,993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currency" office:currency="USD" office:value="66910" calcext:value-type="currency">
            <text:p>$66,910</text:p>
          </table:table-cell>
          <table:table-cell office:value-type="currency" office:currency="USD" office:value="68651" calcext:value-type="currency">
            <text:p>$68,651</text:p>
          </table:table-cell>
          <table:table-cell office:value-type="currency" office:currency="USD" office:value="70392" calcext:value-type="currency">
            <text:p>$70,392</text:p>
          </table:table-cell>
          <table:table-cell office:value-type="currency" office:currency="USD" office:value="72133" calcext:value-type="currency">
            <text:p>$72,133</text:p>
          </table:table-cell>
          <table:table-cell office:value-type="currency" office:currency="USD" office:value="73869" calcext:value-type="currency">
            <text:p>$73,869</text:p>
          </table:table-cell>
          <table:table-cell office:value-type="currency" office:currency="USD" office:value="75607" calcext:value-type="currency">
            <text:p>$75,60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currency" office:currency="USD" office:value="69525" calcext:value-type="currency">
            <text:p>$69,525</text:p>
          </table:table-cell>
          <table:table-cell office:value-type="currency" office:currency="USD" office:value="71265" calcext:value-type="currency">
            <text:p>$71,265</text:p>
          </table:table-cell>
          <table:table-cell office:value-type="currency" office:currency="USD" office:value="72999" calcext:value-type="currency">
            <text:p>$72,999</text:p>
          </table:table-cell>
          <table:table-cell office:value-type="currency" office:currency="USD" office:value="74742" calcext:value-type="currency">
            <text:p>$74,742</text:p>
          </table:table-cell>
          <table:table-cell office:value-type="currency" office:currency="USD" office:value="76478" calcext:value-type="currency">
            <text:p>$76,478</text:p>
          </table:table-cell>
          <table:table-cell office:value-type="currency" office:currency="USD" office:value="78218" calcext:value-type="currency">
            <text:p>$78,218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currency" office:currency="USD" office:value="72133" calcext:value-type="currency">
            <text:p>$72,133</text:p>
          </table:table-cell>
          <table:table-cell office:value-type="currency" office:currency="USD" office:value="73873" calcext:value-type="currency">
            <text:p>$73,873</text:p>
          </table:table-cell>
          <table:table-cell office:value-type="currency" office:currency="USD" office:value="75615" calcext:value-type="currency">
            <text:p>$75,615</text:p>
          </table:table-cell>
          <table:table-cell office:value-type="currency" office:currency="USD" office:value="77350" calcext:value-type="currency">
            <text:p>$77,350</text:p>
          </table:table-cell>
          <table:table-cell office:value-type="currency" office:currency="USD" office:value="79094" calcext:value-type="currency">
            <text:p>$79,094</text:p>
          </table:table-cell>
          <table:table-cell office:value-type="currency" office:currency="USD" office:value="80826" calcext:value-type="currency">
            <text:p>$80,826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currency" office:currency="USD" office:value="74745" calcext:value-type="currency">
            <text:p>$74,745</text:p>
          </table:table-cell>
          <table:table-cell office:value-type="currency" office:currency="USD" office:value="76481" calcext:value-type="currency">
            <text:p>$76,481</text:p>
          </table:table-cell>
          <table:table-cell office:value-type="currency" office:currency="USD" office:value="78224" calcext:value-type="currency">
            <text:p>$78,224</text:p>
          </table:table-cell>
          <table:table-cell office:value-type="currency" office:currency="USD" office:value="79963" calcext:value-type="currency">
            <text:p>$79,963</text:p>
          </table:table-cell>
          <table:table-cell office:value-type="currency" office:currency="USD" office:value="81706" calcext:value-type="currency">
            <text:p>$81,706</text:p>
          </table:table-cell>
          <table:table-cell office:value-type="currency" office:currency="USD" office:value="83440" calcext:value-type="currency">
            <text:p>$83,440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USD" office:value="77354" calcext:value-type="currency">
            <text:p>$77,354</text:p>
          </table:table-cell>
          <table:table-cell office:value-type="currency" office:currency="USD" office:value="79096" calcext:value-type="currency">
            <text:p>$79,096</text:p>
          </table:table-cell>
          <table:table-cell office:value-type="currency" office:currency="USD" office:value="80832" calcext:value-type="currency">
            <text:p>$80,832</text:p>
          </table:table-cell>
          <table:table-cell office:value-type="currency" office:currency="USD" office:value="82570" calcext:value-type="currency">
            <text:p>$82,570</text:p>
          </table:table-cell>
          <table:table-cell office:value-type="currency" office:currency="USD" office:value="84313" calcext:value-type="currency">
            <text:p>$84,313</text:p>
          </table:table-cell>
          <table:table-cell office:value-type="currency" office:currency="USD" office:value="86048" calcext:value-type="currency">
            <text:p>$86,048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currency" office:currency="USD" office:value="77354" calcext:value-type="currency">
            <text:p>$77,354</text:p>
          </table:table-cell>
          <table:table-cell office:value-type="currency" office:currency="USD" office:value="79096" calcext:value-type="currency">
            <text:p>$79,096</text:p>
          </table:table-cell>
          <table:table-cell office:value-type="currency" office:currency="USD" office:value="80832" calcext:value-type="currency">
            <text:p>$80,832</text:p>
          </table:table-cell>
          <table:table-cell office:value-type="currency" office:currency="USD" office:value="83520" calcext:value-type="currency">
            <text:p>$83,520</text:p>
          </table:table-cell>
          <table:table-cell office:value-type="currency" office:currency="USD" office:value="85523" calcext:value-type="currency">
            <text:p>$85,523</text:p>
          </table:table-cell>
          <table:table-cell office:value-type="currency" office:currency="USD" office:value="87519" calcext:value-type="currency">
            <text:p>$87,519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currency" office:currency="USD" office:value="77354" calcext:value-type="currency">
            <text:p>$77,354</text:p>
          </table:table-cell>
          <table:table-cell office:value-type="currency" office:currency="USD" office:value="79096" calcext:value-type="currency">
            <text:p>$79,096</text:p>
          </table:table-cell>
          <table:table-cell office:value-type="currency" office:currency="USD" office:value="80832" calcext:value-type="currency">
            <text:p>$80,832</text:p>
          </table:table-cell>
          <table:table-cell office:value-type="currency" office:currency="USD" office:value="84470" calcext:value-type="currency">
            <text:p>$84,470</text:p>
          </table:table-cell>
          <table:table-cell office:value-type="currency" office:currency="USD" office:value="86734" calcext:value-type="currency">
            <text:p>$86,734</text:p>
          </table:table-cell>
          <table:table-cell office:value-type="currency" office:currency="USD" office:value="88990" calcext:value-type="currency">
            <text:p>$88,990</text:p>
          </table:table-cell>
          <table:table-cell table:number-columns-repeated="1017"/>
        </table:table-row>
      </table:table>
      <table:table table:name="cabrillo-pt-schedule-17-18" table:style-name="ta1">
        <table:table-column table:style-name="co1" table:default-cell-style-name="Default"/>
        <table:table-column table:style-name="co1" table:number-columns-repeated="6" table:default-cell-style-name="ce3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abrillo PT Salary Schedule 2017-2018</text:p>
          </table:table-cell>
          <table:covered-table-cell table:number-columns-repeated="6" table:style-name="ce2"/>
          <table:table-cell table:style-name="ce2" table:number-columns-repeated="1017"/>
        </table:table-row>
        <table:table-row table:style-name="ro1">
          <table:table-cell office:value-type="string" calcext:value-type="string">
            <text:p>Step↓ / Class→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currency" office:currency="USD" office:value="1223" calcext:value-type="currency">
            <text:p>$1,223</text:p>
          </table:table-cell>
          <table:table-cell office:value-type="currency" office:currency="USD" office:value="1262" calcext:value-type="currency">
            <text:p>$1,262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currency" office:currency="USD" office:value="1338" calcext:value-type="currency">
            <text:p>$1,338</text:p>
          </table:table-cell>
          <table:table-cell office:value-type="currency" office:currency="USD" office:value="1377" calcext:value-type="currency">
            <text:p>$1,37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currency" office:currency="USD" office:value="1268" calcext:value-type="currency">
            <text:p>$1,268</text:p>
          </table:table-cell>
          <table:table-cell office:value-type="currency" office:currency="USD" office:value="1306" calcext:value-type="currency">
            <text:p>$1,306</text:p>
          </table:table-cell>
          <table:table-cell office:value-type="currency" office:currency="USD" office:value="1344" calcext:value-type="currency">
            <text:p>$1,344</text:p>
          </table:table-cell>
          <table:table-cell office:value-type="currency" office:currency="USD" office:value="1382" calcext:value-type="currency">
            <text:p>$1,382</text:p>
          </table:table-cell>
          <table:table-cell office:value-type="currency" office:currency="USD" office:value="1420" calcext:value-type="currency">
            <text:p>$1,420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currency" office:currency="USD" office:value="1287" calcext:value-type="currency">
            <text:p>$1,287</text:p>
          </table:table-cell>
          <table:table-cell office:value-type="currency" office:currency="USD" office:value="1325" calcext:value-type="currency">
            <text:p>$1,325</text:p>
          </table:table-cell>
          <table:table-cell office:value-type="currency" office:currency="USD" office:value="1363" calcext:value-type="currency">
            <text:p>$1,363</text:p>
          </table:table-cell>
          <table:table-cell office:value-type="currency" office:currency="USD" office:value="1401" calcext:value-type="currency">
            <text:p>$1,401</text:p>
          </table:table-cell>
          <table:table-cell office:value-type="currency" office:currency="USD" office:value="1439" calcext:value-type="currency">
            <text:p>$1,439</text:p>
          </table:table-cell>
          <table:table-cell office:value-type="currency" office:currency="USD" office:value="1477" calcext:value-type="currency">
            <text:p>$1,47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currency" office:currency="USD" office:value="1344" calcext:value-type="currency">
            <text:p>$1,344</text:p>
          </table:table-cell>
          <table:table-cell office:value-type="currency" office:currency="USD" office:value="1382" calcext:value-type="currency">
            <text:p>$1,382</text:p>
          </table:table-cell>
          <table:table-cell office:value-type="currency" office:currency="USD" office:value="1420" calcext:value-type="currency">
            <text:p>$1,420</text:p>
          </table:table-cell>
          <table:table-cell office:value-type="currency" office:currency="USD" office:value="1458" calcext:value-type="currency">
            <text:p>$1,458</text:p>
          </table:table-cell>
          <table:table-cell office:value-type="currency" office:currency="USD" office:value="1496" calcext:value-type="currency">
            <text:p>$1,496</text:p>
          </table:table-cell>
          <table:table-cell office:value-type="currency" office:currency="USD" office:value="1533" calcext:value-type="currency">
            <text:p>$1,533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currency" office:currency="USD" office:value="1401" calcext:value-type="currency">
            <text:p>$1,401</text:p>
          </table:table-cell>
          <table:table-cell office:value-type="currency" office:currency="USD" office:value="1439" calcext:value-type="currency">
            <text:p>$1,439</text:p>
          </table:table-cell>
          <table:table-cell office:value-type="currency" office:currency="USD" office:value="1477" calcext:value-type="currency">
            <text:p>$1,477</text:p>
          </table:table-cell>
          <table:table-cell office:value-type="currency" office:currency="USD" office:value="1515" calcext:value-type="currency">
            <text:p>$1,515</text:p>
          </table:table-cell>
          <table:table-cell office:value-type="currency" office:currency="USD" office:value="1552" calcext:value-type="currency">
            <text:p>$1,552</text:p>
          </table:table-cell>
          <table:table-cell office:value-type="currency" office:currency="USD" office:value="1590" calcext:value-type="currency">
            <text:p>$1,590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currency" office:currency="USD" office:value="1458" calcext:value-type="currency">
            <text:p>$1,458</text:p>
          </table:table-cell>
          <table:table-cell office:value-type="currency" office:currency="USD" office:value="1496" calcext:value-type="currency">
            <text:p>$1,496</text:p>
          </table:table-cell>
          <table:table-cell office:value-type="currency" office:currency="USD" office:value="1534" calcext:value-type="currency">
            <text:p>$1,534</text:p>
          </table:table-cell>
          <table:table-cell office:value-type="currency" office:currency="USD" office:value="1572" calcext:value-type="currency">
            <text:p>$1,572</text:p>
          </table:table-cell>
          <table:table-cell office:value-type="currency" office:currency="USD" office:value="1609" calcext:value-type="currency">
            <text:p>$1,609</text:p>
          </table:table-cell>
          <table:table-cell office:value-type="currency" office:currency="USD" office:value="1647" calcext:value-type="currency">
            <text:p>$1,647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currency" office:currency="USD" office:value="1515" calcext:value-type="currency">
            <text:p>$1,515</text:p>
          </table:table-cell>
          <table:table-cell office:value-type="currency" office:currency="USD" office:value="1553" calcext:value-type="currency">
            <text:p>$1,553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currency" office:currency="USD" office:value="1628" calcext:value-type="currency">
            <text:p>$1,628</text:p>
          </table:table-cell>
          <table:table-cell office:value-type="currency" office:currency="USD" office:value="1666" calcext:value-type="currency">
            <text:p>$1,666</text:p>
          </table:table-cell>
          <table:table-cell office:value-type="currency" office:currency="USD" office:value="1704" calcext:value-type="currency">
            <text:p>$1,70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currency" office:currency="USD" office:value="1572" calcext:value-type="currency">
            <text:p>$1,572</text:p>
          </table:table-cell>
          <table:table-cell office:value-type="currency" office:currency="USD" office:value="1609" calcext:value-type="currency">
            <text:p>$1,609</text:p>
          </table:table-cell>
          <table:table-cell office:value-type="currency" office:currency="USD" office:value="1647" calcext:value-type="currency">
            <text:p>$1,647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currency" office:currency="USD" office:value="1723" calcext:value-type="currency">
            <text:p>$1,723</text:p>
          </table:table-cell>
          <table:table-cell office:value-type="currency" office:currency="USD" office:value="1761" calcext:value-type="currency">
            <text:p>$1,761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currency" office:currency="USD" office:value="1628" calcext:value-type="currency">
            <text:p>$1,628</text:p>
          </table:table-cell>
          <table:table-cell office:value-type="currency" office:currency="USD" office:value="1666" calcext:value-type="currency">
            <text:p>$1,666</text:p>
          </table:table-cell>
          <table:table-cell office:value-type="currency" office:currency="USD" office:value="1704" calcext:value-type="currency">
            <text:p>$1,704</text:p>
          </table:table-cell>
          <table:table-cell office:value-type="currency" office:currency="USD" office:value="1742" calcext:value-type="currency">
            <text:p>$1,742</text:p>
          </table:table-cell>
          <table:table-cell office:value-type="currency" office:currency="USD" office:value="1780" calcext:value-type="currency">
            <text:p>$1,780</text:p>
          </table:table-cell>
          <table:table-cell office:value-type="currency" office:currency="USD" office:value="1818" calcext:value-type="currency">
            <text:p>$1,818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currency" office:currency="USD" office:value="1723" calcext:value-type="currency">
            <text:p>$1,723</text:p>
          </table:table-cell>
          <table:table-cell office:value-type="currency" office:currency="USD" office:value="1761" calcext:value-type="currency">
            <text:p>$1,761</text:p>
          </table:table-cell>
          <table:table-cell office:value-type="currency" office:currency="USD" office:value="1799" calcext:value-type="currency">
            <text:p>$1,799</text:p>
          </table:table-cell>
          <table:table-cell office:value-type="currency" office:currency="USD" office:value="1837" calcext:value-type="currency">
            <text:p>$1,837</text:p>
          </table:table-cell>
          <table:table-cell office:value-type="currency" office:currency="USD" office:value="1875" calcext:value-type="currency">
            <text:p>$1,875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currency" office:currency="USD" office:value="1723" calcext:value-type="currency">
            <text:p>$1,723</text:p>
          </table:table-cell>
          <table:table-cell office:value-type="currency" office:currency="USD" office:value="1761" calcext:value-type="currency">
            <text:p>$1,761</text:p>
          </table:table-cell>
          <table:table-cell office:value-type="currency" office:currency="USD" office:value="1820" calcext:value-type="currency">
            <text:p>$1,820</text:p>
          </table:table-cell>
          <table:table-cell office:value-type="currency" office:currency="USD" office:value="1863" calcext:value-type="currency">
            <text:p>$1,863</text:p>
          </table:table-cell>
          <table:table-cell office:value-type="currency" office:currency="USD" office:value="1907" calcext:value-type="currency">
            <text:p>$1,907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currency" office:currency="USD" office:value="1723" calcext:value-type="currency">
            <text:p>$1,723</text:p>
          </table:table-cell>
          <table:table-cell office:value-type="currency" office:currency="USD" office:value="1761" calcext:value-type="currency">
            <text:p>$1,761</text:p>
          </table:table-cell>
          <table:table-cell office:value-type="currency" office:currency="USD" office:value="1840" calcext:value-type="currency">
            <text:p>$1,840</text:p>
          </table:table-cell>
          <table:table-cell office:value-type="currency" office:currency="USD" office:value="1890" calcext:value-type="currency">
            <text:p>$1,890</text:p>
          </table:table-cell>
          <table:table-cell office:value-type="currency" office:currency="USD" office:value="1939" calcext:value-type="currency">
            <text:p>$1,939</text:p>
          </table:table-cell>
          <table:table-cell table:number-columns-repeated="1017"/>
        </table:table-row>
      </table:table>
      <table:table table:name="cabrillo-pro-rata-17-18" table:style-name="ta1">
        <table:table-column table:style-name="co1" table:default-cell-style-name="Default"/>
        <table:table-column table:style-name="co1" table:number-columns-repeated="6" table:default-cell-style-name="ce7"/>
        <table:table-column table:style-name="co2" table:number-columns-repeated="1017" table:default-cell-style-name="Default"/>
        <table:table-row table:style-name="ro1">
          <table:table-cell table:style-name="ce4" office:value-type="string" calcext:value-type="string" table:number-columns-spanned="7" table:number-rows-spanned="1">
            <text:p>Cabrillo PT/FT Pro Rata 2017-2018</text:p>
          </table:table-cell>
          <table:covered-table-cell table:number-columns-repeated="6" table:style-name="ce5"/>
          <table:table-cell table:style-name="ce5" table:number-columns-repeated="1017"/>
        </table:table-row>
        <table:table-row table:style-name="ro1">
          <table:table-cell office:value-type="string" calcext:value-type="string">
            <text:p>Step↓ / Class→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'cabrillo-pt-schedule-17-18'.B3] / 17.5) / (['cabrillo-ft-schedule-17-18'.B3] * 0.875 / 525)" office:value-type="percentage" office:value="0.746889928278608" calcext:value-type="percentage">
            <text:p>74.69%</text:p>
          </table:table-cell>
          <table:table-cell table:formula="of:=(['cabrillo-pt-schedule-17-18'.C3] / 17.5) / (['cabrillo-ft-schedule-17-18'.C3] * 0.875 / 525)" office:value-type="percentage" office:value="0.746761920026866" calcext:value-type="percentage">
            <text:p>74.68%</text:p>
          </table:table-cell>
          <table:table-cell table:formula="of:=(['cabrillo-pt-schedule-17-18'.D3] / 17.5) / (['cabrillo-ft-schedule-17-18'.D3] * 0.875 / 525)" office:value-type="percentage" office:value="0.747195058171089" calcext:value-type="percentage">
            <text:p>74.72%</text:p>
          </table:table-cell>
          <table:table-cell table:formula="of:=(['cabrillo-pt-schedule-17-18'.E3] / 17.5) / (['cabrillo-ft-schedule-17-18'.E3] * 0.875 / 525)" office:value-type="percentage" office:value="0.746965452847806" calcext:value-type="percentage">
            <text:p>74.70%</text:p>
          </table:table-cell>
          <table:table-cell table:formula="of:=(['cabrillo-pt-schedule-17-18'.F3] / 17.5) / (['cabrillo-ft-schedule-17-18'.F3] * 0.875 / 525)" office:value-type="percentage" office:value="0.746821959989023" calcext:value-type="percentage">
            <text:p>74.68%</text:p>
          </table:table-cell>
          <table:table-cell table:formula="of:=(['cabrillo-pt-schedule-17-18'.G3] / 17.5) / (['cabrillo-ft-schedule-17-18'.G3] * 0.875 / 525)" office:value-type="percentage" office:value="0.747193615121129" calcext:value-type="percentage">
            <text:p>74.72%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'cabrillo-pt-schedule-17-18'.B4] / 17.5) / (['cabrillo-ft-schedule-17-18'.B4] * 0.875 / 525)" office:value-type="percentage" office:value="0.746806718224665" calcext:value-type="percentage">
            <text:p>74.68%</text:p>
          </table:table-cell>
          <table:table-cell table:formula="of:=(['cabrillo-pt-schedule-17-18'.C4] / 17.5) / (['cabrillo-ft-schedule-17-18'.C4] * 0.875 / 525)" office:value-type="percentage" office:value="0.746891021943851" calcext:value-type="percentage">
            <text:p>74.69%</text:p>
          </table:table-cell>
          <table:table-cell table:formula="of:=(['cabrillo-pt-schedule-17-18'.D4] / 17.5) / (['cabrillo-ft-schedule-17-18'.D4] * 0.875 / 525)" office:value-type="percentage" office:value="0.74698289832415" calcext:value-type="percentage">
            <text:p>74.70%</text:p>
          </table:table-cell>
          <table:table-cell table:formula="of:=(['cabrillo-pt-schedule-17-18'.E4] / 17.5) / (['cabrillo-ft-schedule-17-18'.E4] * 0.875 / 525)" office:value-type="percentage" office:value="0.747033266325141" calcext:value-type="percentage">
            <text:p>74.70%</text:p>
          </table:table-cell>
          <table:table-cell table:formula="of:=(['cabrillo-pt-schedule-17-18'.F4] / 17.5) / (['cabrillo-ft-schedule-17-18'.F4] * 0.875 / 525)" office:value-type="percentage" office:value="0.747080870693383" calcext:value-type="percentage">
            <text:p>74.71%</text:p>
          </table:table-cell>
          <table:table-cell table:formula="of:=(['cabrillo-pt-schedule-17-18'.G4] / 17.5) / (['cabrillo-ft-schedule-17-18'.G4] * 0.875 / 525)" office:value-type="percentage" office:value="0.747160330346592" calcext:value-type="percentage">
            <text:p>74.72%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'cabrillo-pt-schedule-17-18'.B5] / 17.5) / (['cabrillo-ft-schedule-17-18'.B5] * 0.875 / 525)" office:value-type="percentage" office:value="0.746906027382685" calcext:value-type="percentage">
            <text:p>74.69%</text:p>
          </table:table-cell>
          <table:table-cell table:formula="of:=(['cabrillo-pt-schedule-17-18'.C5] / 17.5) / (['cabrillo-ft-schedule-17-18'.C5] * 0.875 / 525)" office:value-type="percentage" office:value="0.746959311857862" calcext:value-type="percentage">
            <text:p>74.70%</text:p>
          </table:table-cell>
          <table:table-cell table:formula="of:=(['cabrillo-pt-schedule-17-18'.D5] / 17.5) / (['cabrillo-ft-schedule-17-18'.D5] * 0.875 / 525)" office:value-type="percentage" office:value="0.747021573467854" calcext:value-type="percentage">
            <text:p>74.70%</text:p>
          </table:table-cell>
          <table:table-cell table:formula="of:=(['cabrillo-pt-schedule-17-18'.E5] / 17.5) / (['cabrillo-ft-schedule-17-18'.E5] * 0.875 / 525)" office:value-type="percentage" office:value="0.747115326929615" calcext:value-type="percentage">
            <text:p>74.71%</text:p>
          </table:table-cell>
          <table:table-cell table:formula="of:=(['cabrillo-pt-schedule-17-18'.F5] / 17.5) / (['cabrillo-ft-schedule-17-18'.F5] * 0.875 / 525)" office:value-type="percentage" office:value="0.747136258910318" calcext:value-type="percentage">
            <text:p>74.71%</text:p>
          </table:table-cell>
          <table:table-cell table:formula="of:=(['cabrillo-pt-schedule-17-18'.G5] / 17.5) / (['cabrillo-ft-schedule-17-18'.G5] * 0.875 / 525)" office:value-type="percentage" office:value="0.747200212473994" calcext:value-type="percentage">
            <text:p>74.72%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'cabrillo-pt-schedule-17-18'.B6] / 17.5) / (['cabrillo-ft-schedule-17-18'.B6] * 0.875 / 525)" office:value-type="percentage" office:value="0.746960609499108" calcext:value-type="percentage">
            <text:p>74.70%</text:p>
          </table:table-cell>
          <table:table-cell table:formula="of:=(['cabrillo-pt-schedule-17-18'.C6] / 17.5) / (['cabrillo-ft-schedule-17-18'.C6] * 0.875 / 525)" office:value-type="percentage" office:value="0.747045534911901" calcext:value-type="percentage">
            <text:p>74.70%</text:p>
          </table:table-cell>
          <table:table-cell table:formula="of:=(['cabrillo-pt-schedule-17-18'.D6] / 17.5) / (['cabrillo-ft-schedule-17-18'.D6] * 0.875 / 525)" office:value-type="percentage" office:value="0.747080074357266" calcext:value-type="percentage">
            <text:p>74.71%</text:p>
          </table:table-cell>
          <table:table-cell table:formula="of:=(['cabrillo-pt-schedule-17-18'.E6] / 17.5) / (['cabrillo-ft-schedule-17-18'.E6] * 0.875 / 525)" office:value-type="percentage" office:value="0.74714631615358" calcext:value-type="percentage">
            <text:p>74.71%</text:p>
          </table:table-cell>
          <table:table-cell table:formula="of:=(['cabrillo-pt-schedule-17-18'.F6] / 17.5) / (['cabrillo-ft-schedule-17-18'.F6] * 0.875 / 525)" office:value-type="percentage" office:value="0.747198318470807" calcext:value-type="percentage">
            <text:p>74.72%</text:p>
          </table:table-cell>
          <table:table-cell table:formula="of:=(['cabrillo-pt-schedule-17-18'.G6] / 17.5) / (['cabrillo-ft-schedule-17-18'.G6] * 0.875 / 525)" office:value-type="percentage" office:value="0.746771237372661" calcext:value-type="percentage">
            <text:p>74.68%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'cabrillo-pt-schedule-17-18'.B7] / 17.5) / (['cabrillo-ft-schedule-17-18'.B7] * 0.875 / 525)" office:value-type="percentage" office:value="0.747022374679798" calcext:value-type="percentage">
            <text:p>74.70%</text:p>
          </table:table-cell>
          <table:table-cell table:formula="of:=(['cabrillo-pt-schedule-17-18'.C7] / 17.5) / (['cabrillo-ft-schedule-17-18'.C7] * 0.875 / 525)" office:value-type="percentage" office:value="0.747091004666074" calcext:value-type="percentage">
            <text:p>74.71%</text:p>
          </table:table-cell>
          <table:table-cell table:formula="of:=(['cabrillo-pt-schedule-17-18'.D7] / 17.5) / (['cabrillo-ft-schedule-17-18'.D7] * 0.875 / 525)" office:value-type="percentage" office:value="0.747134068074182" calcext:value-type="percentage">
            <text:p>74.71%</text:p>
          </table:table-cell>
          <table:table-cell table:formula="of:=(['cabrillo-pt-schedule-17-18'.E7] / 17.5) / (['cabrillo-ft-schedule-17-18'.E7] * 0.875 / 525)" office:value-type="percentage" office:value="0.747153480859843" calcext:value-type="percentage">
            <text:p>74.72%</text:p>
          </table:table-cell>
          <table:table-cell table:formula="of:=(['cabrillo-pt-schedule-17-18'.F7] / 17.5) / (['cabrillo-ft-schedule-17-18'.F7] * 0.875 / 525)" office:value-type="percentage" office:value="0.746732743533148" calcext:value-type="percentage">
            <text:p>74.67%</text:p>
          </table:table-cell>
          <table:table-cell table:formula="of:=(['cabrillo-pt-schedule-17-18'.G7] / 17.5) / (['cabrillo-ft-schedule-17-18'.G7] * 0.875 / 525)" office:value-type="percentage" office:value="0.74684265223084" calcext:value-type="percentage">
            <text:p>74.68%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'cabrillo-pt-schedule-17-18'.B8] / 17.5) / (['cabrillo-ft-schedule-17-18'.B8] * 0.875 / 525)" office:value-type="percentage" office:value="0.747101650404595" calcext:value-type="percentage">
            <text:p>74.71%</text:p>
          </table:table-cell>
          <table:table-cell table:formula="of:=(['cabrillo-pt-schedule-17-18'.C8] / 17.5) / (['cabrillo-ft-schedule-17-18'.C8] * 0.875 / 525)" office:value-type="percentage" office:value="0.747133014397876" calcext:value-type="percentage">
            <text:p>74.71%</text:p>
          </table:table-cell>
          <table:table-cell table:formula="of:=(['cabrillo-pt-schedule-17-18'.D8] / 17.5) / (['cabrillo-ft-schedule-17-18'.D8] * 0.875 / 525)" office:value-type="percentage" office:value="0.74716282694462" calcext:value-type="percentage">
            <text:p>74.72%</text:p>
          </table:table-cell>
          <table:table-cell table:formula="of:=(['cabrillo-pt-schedule-17-18'.E8] / 17.5) / (['cabrillo-ft-schedule-17-18'.E8] * 0.875 / 525)" office:value-type="percentage" office:value="0.747191200381834" calcext:value-type="percentage">
            <text:p>74.72%</text:p>
          </table:table-cell>
          <table:table-cell table:formula="of:=(['cabrillo-pt-schedule-17-18'.F8] / 17.5) / (['cabrillo-ft-schedule-17-18'.F8] * 0.875 / 525)" office:value-type="percentage" office:value="0.746804671590441" calcext:value-type="percentage">
            <text:p>74.68%</text:p>
          </table:table-cell>
          <table:table-cell table:formula="of:=(['cabrillo-pt-schedule-17-18'.G8] / 17.5) / (['cabrillo-ft-schedule-17-18'.G8] * 0.875 / 525)" office:value-type="percentage" office:value="0.746869620915675" calcext:value-type="percentage">
            <text:p>74.69%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'cabrillo-pt-schedule-17-18'.B9] / 17.5) / (['cabrillo-ft-schedule-17-18'.B9] * 0.875 / 525)" office:value-type="percentage" office:value="0.74711049468331" calcext:value-type="percentage">
            <text:p>74.71%</text:p>
          </table:table-cell>
          <table:table-cell table:formula="of:=(['cabrillo-pt-schedule-17-18'.C9] / 17.5) / (['cabrillo-ft-schedule-17-18'.C9] * 0.875 / 525)" office:value-type="percentage" office:value="0.747150975734432" calcext:value-type="percentage">
            <text:p>74.72%</text:p>
          </table:table-cell>
          <table:table-cell table:formula="of:=(['cabrillo-pt-schedule-17-18'.D9] / 17.5) / (['cabrillo-ft-schedule-17-18'.D9] * 0.875 / 525)" office:value-type="percentage" office:value="0.746781267062367" calcext:value-type="percentage">
            <text:p>74.68%</text:p>
          </table:table-cell>
          <table:table-cell table:formula="of:=(['cabrillo-pt-schedule-17-18'.E9] / 17.5) / (['cabrillo-ft-schedule-17-18'.E9] * 0.875 / 525)" office:value-type="percentage" office:value="0.746797555017833" calcext:value-type="percentage">
            <text:p>74.68%</text:p>
          </table:table-cell>
          <table:table-cell table:formula="of:=(['cabrillo-pt-schedule-17-18'.F9] / 17.5) / (['cabrillo-ft-schedule-17-18'.F9] * 0.875 / 525)" office:value-type="percentage" office:value="0.746881456105024" calcext:value-type="percentage">
            <text:p>74.69%</text:p>
          </table:table-cell>
          <table:table-cell table:formula="of:=(['cabrillo-pt-schedule-17-18'.G9] / 17.5) / (['cabrillo-ft-schedule-17-18'.G9] * 0.875 / 525)" office:value-type="percentage" office:value="0.746923433773008" calcext:value-type="percentage">
            <text:p>74.69%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'cabrillo-pt-schedule-17-18'.B10] / 17.5) / (['cabrillo-ft-schedule-17-18'.B10] * 0.875 / 525)" office:value-type="percentage" office:value="0.747191200381834" calcext:value-type="percentage">
            <text:p>74.72%</text:p>
          </table:table-cell>
          <table:table-cell table:formula="of:=(['cabrillo-pt-schedule-17-18'.C10] / 17.5) / (['cabrillo-ft-schedule-17-18'.C10] * 0.875 / 525)" office:value-type="percentage" office:value="0.746764234371344" calcext:value-type="percentage">
            <text:p>74.68%</text:p>
          </table:table-cell>
          <table:table-cell table:formula="of:=(['cabrillo-pt-schedule-17-18'.D10] / 17.5) / (['cabrillo-ft-schedule-17-18'.D10] * 0.875 / 525)" office:value-type="percentage" office:value="0.746790602771559" calcext:value-type="percentage">
            <text:p>74.68%</text:p>
          </table:table-cell>
          <table:table-cell table:formula="of:=(['cabrillo-pt-schedule-17-18'.E10] / 17.5) / (['cabrillo-ft-schedule-17-18'.E10] * 0.875 / 525)" office:value-type="percentage" office:value="0.746883368732108" calcext:value-type="percentage">
            <text:p>74.69%</text:p>
          </table:table-cell>
          <table:table-cell table:formula="of:=(['cabrillo-pt-schedule-17-18'.F10] / 17.5) / (['cabrillo-ft-schedule-17-18'.F10] * 0.875 / 525)" office:value-type="percentage" office:value="0.746887067467643" calcext:value-type="percentage">
            <text:p>74.69%</text:p>
          </table:table-cell>
          <table:table-cell table:formula="of:=(['cabrillo-pt-schedule-17-18'.G10] / 17.5) / (['cabrillo-ft-schedule-17-18'.G10] * 0.875 / 525)" office:value-type="percentage" office:value="0.747001495275566" calcext:value-type="percentage">
            <text:p>74.70%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'cabrillo-pt-schedule-17-18'.B11] / 17.5) / (['cabrillo-ft-schedule-17-18'.B11] * 0.875 / 525)" office:value-type="percentage" office:value="0.746767581204667" calcext:value-type="percentage">
            <text:p>74.68%</text:p>
          </table:table-cell>
          <table:table-cell table:formula="of:=(['cabrillo-pt-schedule-17-18'.C11] / 17.5) / (['cabrillo-ft-schedule-17-18'.C11] * 0.875 / 525)" office:value-type="percentage" office:value="0.746852159359841" calcext:value-type="percentage">
            <text:p>74.69%</text:p>
          </table:table-cell>
          <table:table-cell table:formula="of:=(['cabrillo-pt-schedule-17-18'.D11] / 17.5) / (['cabrillo-ft-schedule-17-18'.D11] * 0.875 / 525)" office:value-type="percentage" office:value="0.746866142652602" calcext:value-type="percentage">
            <text:p>74.69%</text:p>
          </table:table-cell>
          <table:table-cell table:formula="of:=(['cabrillo-pt-schedule-17-18'.E11] / 17.5) / (['cabrillo-ft-schedule-17-18'.E11] * 0.875 / 525)" office:value-type="percentage" office:value="0.746916877627331" calcext:value-type="percentage">
            <text:p>74.69%</text:p>
          </table:table-cell>
          <table:table-cell table:formula="of:=(['cabrillo-pt-schedule-17-18'.F11] / 17.5) / (['cabrillo-ft-schedule-17-18'.F11] * 0.875 / 525)" office:value-type="percentage" office:value="0.746928884397369" calcext:value-type="percentage">
            <text:p>74.69%</text:p>
          </table:table-cell>
          <table:table-cell table:formula="of:=(['cabrillo-pt-schedule-17-18'.G11] / 17.5) / (['cabrillo-ft-schedule-17-18'.G11] * 0.875 / 525)" office:value-type="percentage" office:value="0.74702095603342" calcext:value-type="percentage">
            <text:p>74.70%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'cabrillo-pt-schedule-17-18'.B12] / 17.5) / (['cabrillo-ft-schedule-17-18'.B12] * 0.875 / 525)" office:value-type="percentage" office:value="0.746844747155009" calcext:value-type="percentage">
            <text:p>74.68%</text:p>
          </table:table-cell>
          <table:table-cell table:formula="of:=(['cabrillo-pt-schedule-17-18'.C12] / 17.5) / (['cabrillo-ft-schedule-17-18'.C12] * 0.875 / 525)" office:value-type="percentage" office:value="0.746868181883859" calcext:value-type="percentage">
            <text:p>74.69%</text:p>
          </table:table-cell>
          <table:table-cell table:formula="of:=(['cabrillo-pt-schedule-17-18'.D12] / 17.5) / (['cabrillo-ft-schedule-17-18'.D12] * 0.875 / 525)" office:value-type="percentage" office:value="0.746946046827282" calcext:value-type="percentage">
            <text:p>74.69%</text:p>
          </table:table-cell>
          <table:table-cell table:formula="of:=(['cabrillo-pt-schedule-17-18'.E12] / 17.5) / (['cabrillo-ft-schedule-17-18'.E12] * 0.875 / 525)" office:value-type="percentage" office:value="0.747002543296597" calcext:value-type="percentage">
            <text:p>74.70%</text:p>
          </table:table-cell>
          <table:table-cell table:formula="of:=(['cabrillo-pt-schedule-17-18'.F12] / 17.5) / (['cabrillo-ft-schedule-17-18'.F12] * 0.875 / 525)" office:value-type="percentage" office:value="0.747012407847629" calcext:value-type="percentage">
            <text:p>74.70%</text:p>
          </table:table-cell>
          <table:table-cell table:formula="of:=(['cabrillo-pt-schedule-17-18'.G12] / 17.5) / (['cabrillo-ft-schedule-17-18'.G12] * 0.875 / 525)" office:value-type="percentage" office:value="0.7470913244435" calcext:value-type="percentage">
            <text:p>74.71%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'cabrillo-pt-schedule-17-18'.B13] / 17.5) / (['cabrillo-ft-schedule-17-18'.B13] * 0.875 / 525)" office:value-type="percentage" office:value="0.746844747155009" calcext:value-type="percentage">
            <text:p>74.68%</text:p>
          </table:table-cell>
          <table:table-cell table:formula="of:=(['cabrillo-pt-schedule-17-18'.C13] / 17.5) / (['cabrillo-ft-schedule-17-18'.C13] * 0.875 / 525)" office:value-type="percentage" office:value="0.746868181883859" calcext:value-type="percentage">
            <text:p>74.69%</text:p>
          </table:table-cell>
          <table:table-cell table:formula="of:=(['cabrillo-pt-schedule-17-18'.D13] / 17.5) / (['cabrillo-ft-schedule-17-18'.D13] * 0.875 / 525)" office:value-type="percentage" office:value="0.746946046827282" calcext:value-type="percentage">
            <text:p>74.69%</text:p>
          </table:table-cell>
          <table:table-cell table:formula="of:=(['cabrillo-pt-schedule-17-18'.E13] / 17.5) / (['cabrillo-ft-schedule-17-18'.E13] * 0.875 / 525)" office:value-type="percentage" office:value="0.747126436781609" calcext:value-type="percentage">
            <text:p>74.71%</text:p>
          </table:table-cell>
          <table:table-cell table:formula="of:=(['cabrillo-pt-schedule-17-18'.F13] / 17.5) / (['cabrillo-ft-schedule-17-18'.F13] * 0.875 / 525)" office:value-type="percentage" office:value="0.746866757647483" calcext:value-type="percentage">
            <text:p>74.69%</text:p>
          </table:table-cell>
          <table:table-cell table:formula="of:=(['cabrillo-pt-schedule-17-18'.G13] / 17.5) / (['cabrillo-ft-schedule-17-18'.G13] * 0.875 / 525)" office:value-type="percentage" office:value="0.747070432053121" calcext:value-type="percentage">
            <text:p>74.71%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'cabrillo-pt-schedule-17-18'.B14] / 17.5) / (['cabrillo-ft-schedule-17-18'.B14] * 0.875 / 525)" office:value-type="percentage" office:value="0.746844747155009" calcext:value-type="percentage">
            <text:p>74.68%</text:p>
          </table:table-cell>
          <table:table-cell table:formula="of:=(['cabrillo-pt-schedule-17-18'.C14] / 17.5) / (['cabrillo-ft-schedule-17-18'.C14] * 0.875 / 525)" office:value-type="percentage" office:value="0.746868181883859" calcext:value-type="percentage">
            <text:p>74.69%</text:p>
          </table:table-cell>
          <table:table-cell table:formula="of:=(['cabrillo-pt-schedule-17-18'.D14] / 17.5) / (['cabrillo-ft-schedule-17-18'.D14] * 0.875 / 525)" office:value-type="percentage" office:value="0.746946046827282" calcext:value-type="percentage">
            <text:p>74.69%</text:p>
          </table:table-cell>
          <table:table-cell table:formula="of:=(['cabrillo-pt-schedule-17-18'.E14] / 17.5) / (['cabrillo-ft-schedule-17-18'.E14] * 0.875 / 525)" office:value-type="percentage" office:value="0.746841651304774" calcext:value-type="percentage">
            <text:p>74.68%</text:p>
          </table:table-cell>
          <table:table-cell table:formula="of:=(['cabrillo-pt-schedule-17-18'.F14] / 17.5) / (['cabrillo-ft-schedule-17-18'.F14] * 0.875 / 525)" office:value-type="percentage" office:value="0.747111859247815" calcext:value-type="percentage">
            <text:p>74.71%</text:p>
          </table:table-cell>
          <table:table-cell table:formula="of:=(['cabrillo-pt-schedule-17-18'.G14] / 17.5) / (['cabrillo-ft-schedule-17-18'.G14] * 0.875 / 525)" office:value-type="percentage" office:value="0.747050230362962" calcext:value-type="percentage">
            <text:p>74.71%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3:07:17.53653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3T13:07:39.170538000</dc:date>
    <meta:editing-duration>PT11M10S</meta:editing-duration>
    <meta:editing-cycles>3</meta:editing-cycles>
    <meta:generator>LibreOffice/5.2.0.4$MacOSX_X86_64 LibreOffice_project/066b007f5ebcc236395c7d282ba488bca6720265</meta:generator>
    <meta:document-statistic meta:table-count="3" meta:cell-count="276" meta:object-count="0"/>
  </office:meta>
</office:document-meta>
</file>